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4-02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3-01-3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2-01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1-09-0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1-02-01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2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9-01-1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8-01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7-01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5-01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4-01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2-01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1-02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10-01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8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7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01054300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